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2"/>
    <style:style style:name="P3" style:family="paragraph" style:parent-style-name="Standard" style:list-style-name="WWNum3"/>
    <style:style style:name="P4" style:family="paragraph" style:parent-style-name="Standard" style:list-style-name="WWNum4"/>
    <style:style style:name="P5" style:family="paragraph" style:parent-style-name="Standard" style:list-style-name="WWNum5"/>
    <style:style style:name="P6" style:family="paragraph" style:parent-style-name="Standard" style:list-style-name="WWNum6"/>
    <style:style style:name="P7" style:family="paragraph" style:parent-style-name="Standard" style:list-style-name="WWNum7"/>
    <style:style style:name="P8" style:family="paragraph" style:parent-style-name="Standard" style:list-style-name="WWNum8"/>
    <style:style style:name="P9" style:family="paragraph" style:parent-style-name="Standard" style:list-style-name="WWNum9"/>
    <style:style style:name="P10" style:family="paragraph" style:parent-style-name="Standard" style:master-page-name="Standard">
      <style:paragraph-properties style:page-number="auto"/>
    </style:style>
    <style:style style:name="P11" style:family="paragraph">
      <loext:graphic-properties draw:fill="solid" draw:fill-color="#a0a0a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494c5" style:font-weight-asian="bold" style:font-weight-complex="bold"/>
    </style:style>
    <style:style style:name="gr1" style:family="graphic">
      <style:graphic-properties draw:stroke="none" svg:stroke-width="0cm" draw:fill="solid" draw:fill-color="#a0a0a0" draw:textarea-horizontal-align="center" draw:textarea-vertical-align="top" fo:margin-left="0cm" fo:margin-right="0cm" fo:margin-top="0cm" fo:margin-bottom="0cm" style:run-through="foreground" style:wrap="none" style:vertical-pos="top" style:vertical-rel="baseline" style:horizontal-pos="center"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Test Plan pentru un site de cumparaturi</text:span></text:p>
      <text:p text:style-name="Standard"><text:span text:style-name="T1">Proiect:</text:span> Testare manuală <text:line-break/><text:span text:style-name="T1">Data de început: 17.12.2025</text:span><text:line-break/><text:span text:style-name="T1">Data estimată de finalizare:</text:span> 02.02.2026<text:line-break/><text:span text:style-name="T1">Responsabili:</text:span> Bogdan Barbusiu și <text:span text:style-name="T2">David Stan</text:span></text:p>
      <text:p text:style-name="Standard"><draw:rect text:anchor-type="as-char" style:rel-width="100%" draw:z-index="0" draw:style-name="gr1" draw:text-style-name="P11" svg:width="16.511cm" svg:height="0.054cm"><text:p/></draw:rect></text:p>
      <text:p text:style-name="Standard"><text:span text:style-name="T1">1. Scopul Testării</text:span></text:p>
      <text:p text:style-name="Standard">Scopul acestui proiect este să valideze funcționalitatea aplicației web oferind cursanților experiența testării manuale într-un mediu colaborativ, structurat pe GitHub. Cursanții vor scrie, executa și documenta cazuri de testare pentru diverse funcționalități, inclusiv autentificare, adăugare de produse în coș, gestionarea coșului de cumpărături și plasarea comenzilor.</text:p>
      <text:p text:style-name="Standard"><text:span text:style-name="T1">2. Domeniul de Testare (Scope)</text:span></text:p>
      <text:p text:style-name="Standard">Vom acoperi funcționalitățile principale ale aplicației, inclusiv:</text:p>
      <text:list xml:id="list1787288949" text:style-name="WWNum1">
        <text:list-item>
          <text:p text:style-name="P1">Autentificare (login și logout)</text:p>
        </text:list-item>
        <text:list-item>
          <text:p text:style-name="P1">Navigarea și vizualizarea produselor</text:p>
        </text:list-item>
        <text:list-item>
          <text:p text:style-name="P1">Adăugarea și eliminarea produselor în/din coșul de cumpărături</text:p>
        </text:list-item>
        <text:list-item>
          <text:p text:style-name="P1">Afișarea prețurilor și totalului coșului</text:p>
        </text:list-item>
        <text:list-item>
          <text:p text:style-name="P1">Procesul de checkout și plasarea comenzii</text:p>
        </text:list-item>
        <text:list-item>
          <text:p text:style-name="P1">Mesajele de eroare (pentru autentificare eșuată, coș gol etc.)</text:p>
        </text:list-item>
      </text:list>
      <text:p text:style-name="Standard"><text:span text:style-name="T1">3. Activități de Testare</text:span></text:p>
      <text:list xml:id="list3263475928" text:style-name="WWNum2">
        <text:list-item>
          <text:p text:style-name="P2"><text:span text:style-name="T1">Analiza cerințelor:</text:span> Fiecare cursant va analiza cerințele de testare.</text:p>
        </text:list-item>
        <text:list-item>
          <text:p text:style-name="P2"><text:span text:style-name="T1">Crearea testelor:</text:span> Cursanții vor scrie cazuri de testare pe baza funcționalităților stabilite.</text:p>
        </text:list-item>
        <text:list-item>
          <text:p text:style-name="P2"><text:span text:style-name="T1">Executarea testelor:</text:span> Cazurile de testare vor fi rulate, iar rezultatele vor fi documentate.</text:p>
        </text:list-item>
        <text:list-item>
          <text:p text:style-name="P2"><text:span text:style-name="T1">Raportarea defectelor:</text:span> La identificarea unui bug, cursantul va crea un defect report pe GitHub și va documenta problema în detaliu (pași de reproducere, așteptări și rezultate obținute).</text:p>
        </text:list-item>
        <text:list-item>
          <text:p text:style-name="P2"><text:span text:style-name="T1">Monitorizarea progresului:</text:span> Trainerul și cursanții vor urmări progresul proiectului prin "Project" board din GitHub.</text:p>
        </text:list-item>
      </text:list>
      <text:p text:style-name="Standard"><text:span text:style-name="T1">4. Cerințe de Testare</text:span></text:p>
      <text:list xml:id="list1886757979" text:style-name="WWNum3">
        <text:list-item>
          <text:p text:style-name="P3"><text:span text:style-name="T1">Funcționale</text:span>:</text:p>
          <text:list>
            <text:list-item>
              <text:p text:style-name="P3">Toate funcționalitățile principale trebuie să fie validate pentru a asigura o experiență de utilizare corectă.</text:p>
            </text:list-item>
          </text:list>
        </text:list-item>
        <text:list-item>
          <text:p text:style-name="P3"><text:span text:style-name="T1">Non-funcționale</text:span>:</text:p>
          <text:list>
            <text:list-item>
              <text:p text:style-name="P3"><text:soft-page-break/>Timpul de răspuns pentru acțiuni esențiale (ex.: autentificare, adăugarea în coș) ar trebui să fie rezonabil, fără întârzieri vizibile.</text:p>
            </text:list-item>
          </text:list>
        </text:list-item>
      </text:list>
      <text:p text:style-name="Standard"><text:span text:style-name="T1">5. Strategia de Testare</text:span></text:p>
      <text:p text:style-name="Standard"><text:span text:style-name="T1">Metoda de Testare</text:span>: Testare manuală, bazată pe cazuri de testare create de fiecare cursant.</text:p>
      <text:p text:style-name="Standard"><text:span text:style-name="T1">Tipuri de Teste</text:span>:</text:p>
      <text:list xml:id="list3461240522" text:style-name="WWNum4">
        <text:list-item>
          <text:p text:style-name="P4"><text:span text:style-name="T1">Teste de funcționalitate</text:span>: Validarea fiecărei funcționalități individuale (autentificare, adăugare produse etc.).</text:p>
        </text:list-item>
        <text:list-item>
          <text:p text:style-name="P4"><text:span text:style-name="T1">Teste de regresie</text:span>: Reluarea testelor pentru a confirma că problemele remediate nu reapar.</text:p>
        </text:list-item>
        <text:list-item>
          <text:p text:style-name="P4"><text:span text:style-name="T1">Teste de limită</text:span>: Validarea mesajelor de eroare pentru cazuri precum autentificare greșită, coș gol etc.</text:p>
        </text:list-item>
      </text:list>
      <text:p text:style-name="Standard"><text:span text:style-name="T1">Criterii de Intrare</text:span>:</text:p>
      <text:list xml:id="list2588492854" text:style-name="WWNum5">
        <text:list-item>
          <text:p text:style-name="P5">Acces la site și la GitHub repository.</text:p>
        </text:list-item>
        <text:list-item>
          <text:p text:style-name="P5">Cazuri de testare create și pregătite pentru execuție.</text:p>
        </text:list-item>
      </text:list>
      <text:p text:style-name="Standard"><text:span text:style-name="T1">Criterii de Ieșire</text:span>:</text:p>
      <text:list xml:id="list4121562269" text:style-name="WWNum6">
        <text:list-item>
          <text:p text:style-name="P6">Toate cazurile de testare au fost executate și documentate.</text:p>
        </text:list-item>
        <text:list-item>
          <text:p text:style-name="P6">Toate defectele critice au fost identificate și documentate în GitHub.</text:p>
        </text:list-item>
      </text:list>
      <text:p text:style-name="Standard"><text:span text:style-name="T1">6. Responsabilități</text:span></text:p>
      <text:list xml:id="list1550405543" text:style-name="WWNum7">
        <text:list-item>
          <text:p text:style-name="P7"><text:span text:style-name="T1">Trainer</text:span>: Coordonarea și monitorizarea proiectului, revizuirea testelor și defectelor, suport tehnic și metodologic.</text:p>
        </text:list-item>
        <text:list-item>
          <text:p text:style-name="P7"><text:span text:style-name="T1">Cursanți</text:span>: Review cerinte, crearea și documentarea testelor și a defectelor, monitorizarea progresului individual în board-ul proiectului.</text:p>
        </text:list-item>
      </text:list>
      <text:p text:style-name="Standard"><text:span text:style-name="T1">7. Riscuri și Limitări</text:span></text:p>
      <text:list xml:id="list4119870582" text:style-name="WWNum8">
        <text:list-item>
          <text:p text:style-name="P8"><text:span text:style-name="T1">Riscuri</text:span>:</text:p>
          <text:list>
            <text:list-item>
              <text:p text:style-name="P8">Probleme de conexiune la internet care pot întârzia accesul la GitHub sau la aplicație.</text:p>
            </text:list-item>
            <text:list-item>
              <text:p text:style-name="P8">Buguri nesemnificative care nu afectează fluxul principal de testare pot consuma timp inutil.</text:p>
            </text:list-item>
          </text:list>
        </text:list-item>
        <text:list-item>
          <text:p text:style-name="P8"><text:span text:style-name="T1">Limitări</text:span>:</text:p>
          <text:list>
            <text:list-item>
              <text:p text:style-name="P8">Testele se vor limita la funcționalitățile oferite de aplicație; nu se vor face teste de securitate avansate sau teste de performanță detaliate.</text:p>
            </text:list-item>
          </text:list>
        </text:list-item>
      </text:list>
      <text:p text:style-name="Standard"/>
      <text:p text:style-name="Standard"/>
      <text:p text:style-name="Standard"><text:soft-page-break/><text:span text:style-name="T1">8. Criterii de Acceptare</text:span></text:p>
      <text:p text:style-name="Standard">Proiectul este considerat complet când:</text:p>
      <text:list xml:id="list3559966806" text:style-name="WWNum9">
        <text:list-item>
          <text:p text:style-name="P9">Toate cazurile de testare sunt executate.</text:p>
        </text:list-item>
        <text:list-item>
          <text:p text:style-name="P9">Toate bugurile sunt documentate în GitHub.</text:p>
        </text:list-item>
        <text:list-item>
          <text:p text:style-name="P9">Fiecare cursant are o contribuție documentată în repo și pe board-ul proiectului.</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gdan Barbusiu</meta:initial-creator>
    <meta:editing-cycles>5</meta:editing-cycles>
    <meta:creation-date>2024-11-11T15:15:00</meta:creation-date>
    <dc:date>2025-12-17T19:04:56.764000000</dc:date>
    <meta:editing-duration>PT34M56S</meta:editing-duration>
    <meta:generator>Neat_Office/6.2.8.2$Windows_x86 LibreOffice_project/</meta:generator>
    <meta:document-statistic meta:table-count="0" meta:image-count="0" meta:object-count="0" meta:page-count="3" meta:paragraph-count="50" meta:word-count="492" meta:character-count="3390" meta:non-whitespace-character-count="29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